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table:align="margins"/>
    </style:style>
    <style:style style:name="Table1.A" style:family="table-column">
      <style:table-column-properties style:column-width="1.875in" style:rel-column-width="20479*"/>
    </style:style>
    <style:style style:name="Table1.B" style:family="table-column">
      <style:table-column-properties style:column-width="4.125in" style:rel-column-width="4505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in" table:align="margins"/>
    </style:style>
    <style:style style:name="Table2.A" style:family="table-column">
      <style:table-column-properties style:column-width="1.1875in" style:rel-column-width="12970*"/>
    </style:style>
    <style:style style:name="Table2.B" style:family="table-column">
      <style:table-column-properties style:column-width="4.8125in" style:rel-column-width="5256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rsid="001fb9e6"/>
    </style:style>
    <style:style style:name="P3" style:family="paragraph" style:parent-style-name="_5f_Normal">
      <style:paragraph-properties fo:text-align="end" style:justify-single-word="false"/>
      <style:text-properties officeooo:paragraph-rsid="003f920e"/>
    </style:style>
    <style:style style:name="P4" style:family="paragraph" style:parent-style-name="_5f_Normal">
      <style:paragraph-properties fo:text-align="center" style:justify-single-word="false"/>
      <style:text-properties officeooo:paragraph-rsid="003f920e"/>
    </style:style>
    <style:style style:name="P5" style:family="paragraph" style:parent-style-name="_5f_Normal">
      <style:text-properties officeooo:paragraph-rsid="003f920e"/>
    </style:style>
    <style:style style:name="P6" style:family="paragraph" style:parent-style-name="_5f_Normal">
      <style:text-properties officeooo:rsid="00d2e8d5" officeooo:paragraph-rsid="00d2e8d5"/>
    </style:style>
    <style:style style:name="P7" style:family="paragraph" style:parent-style-name="_5f_Normal">
      <style:text-properties officeooo:rsid="00d2e8d5" officeooo:paragraph-rsid="00d48f7c"/>
    </style:style>
    <style:style style:name="P8" style:family="paragraph" style:parent-style-name="_5f_Normal">
      <style:text-properties officeooo:rsid="00d2e8d5" officeooo:paragraph-rsid="00d7d7dd"/>
    </style:style>
    <style:style style:name="P9" style:family="paragraph" style:parent-style-name="_5f_Normal">
      <style:text-properties officeooo:rsid="00d2e8d5" officeooo:paragraph-rsid="00e94beb"/>
    </style:style>
    <style:style style:name="P10" style:family="paragraph" style:parent-style-name="_5f_Normal">
      <style:text-properties officeooo:rsid="00d48f7c" officeooo:paragraph-rsid="00d48f7c"/>
    </style:style>
    <style:style style:name="P11" style:family="paragraph" style:parent-style-name="_5f_Normal">
      <style:text-properties fo:font-weight="bold" style:font-weight-asian="bold" style:font-weight-complex="bold"/>
    </style:style>
    <style:style style:name="P12" style:family="paragraph" style:parent-style-name="_5f_Normal">
      <style:text-properties officeooo:rsid="00d5c15a" officeooo:paragraph-rsid="00d5c15a"/>
    </style:style>
    <style:style style:name="P13" style:family="paragraph" style:parent-style-name="_5f_Normal">
      <style:text-properties officeooo:rsid="00d5c15a" officeooo:paragraph-rsid="00ea0d06"/>
    </style:style>
    <style:style style:name="P14" style:family="paragraph" style:parent-style-name="_5f_Normal">
      <style:text-properties officeooo:rsid="00e42b48" officeooo:paragraph-rsid="00e42b48"/>
    </style:style>
    <style:style style:name="P15" style:family="paragraph" style:parent-style-name="_5f_Normal">
      <style:text-properties officeooo:rsid="00e8b246" officeooo:paragraph-rsid="00ea0d06"/>
    </style:style>
    <style:style style:name="P16" style:family="paragraph" style:parent-style-name="Title">
      <style:paragraph-properties fo:text-align="center" style:justify-single-word="false"/>
      <style:text-properties officeooo:paragraph-rsid="003f920e"/>
    </style:style>
    <style:style style:name="P17" style:family="paragraph" style:parent-style-name="Title">
      <style:paragraph-properties fo:text-align="center" style:justify-single-word="false"/>
      <style:text-properties officeooo:rsid="00d2e8d5" officeooo:paragraph-rsid="00d2e8d5"/>
    </style:style>
    <style:style style:name="P18" style:family="paragraph" style:parent-style-name="Subtitle">
      <style:text-properties officeooo:rsid="00d2e8d5" officeooo:paragraph-rsid="00d2e8d5"/>
    </style:style>
    <style:style style:name="P19" style:family="paragraph" style:parent-style-name="No_20_Spacing">
      <style:text-properties style:font-name="Courier 10 Pitch"/>
    </style:style>
    <style:style style:name="P20" style:family="paragraph" style:parent-style-name="No_20_Spacing">
      <style:text-properties style:font-name="Courier 10 Pitch" officeooo:paragraph-rsid="00d7bd62"/>
    </style:style>
    <style:style style:name="P21" style:family="paragraph" style:parent-style-name="No_20_Spacing">
      <style:text-properties officeooo:paragraph-rsid="00d7bd62"/>
    </style:style>
    <style:style style:name="P22" style:family="paragraph" style:parent-style-name="Table_20_Contents">
      <style:paragraph-properties fo:text-align="start" style:justify-single-word="false"/>
      <style:text-properties style:font-name="Times New Roman" fo:font-size="11pt" officeooo:rsid="00d7d7dd" officeooo:paragraph-rsid="00d7d7dd" style:font-size-asian="11pt" style:font-name-complex="Times New Roman1"/>
    </style:style>
    <style:style style:name="P23" style:family="paragraph" style:parent-style-name="Table_20_Contents">
      <style:paragraph-properties fo:text-align="start" style:justify-single-word="false"/>
      <style:text-properties style:font-name="Times New Roman" fo:font-size="11pt" officeooo:rsid="00d7d7dd" officeooo:paragraph-rsid="00d92c91" style:font-size-asian="11pt" style:font-name-complex="Times New Roman1"/>
    </style:style>
    <style:style style:name="P24" style:family="paragraph" style:parent-style-name="Table_20_Contents">
      <style:paragraph-properties fo:text-align="start" style:justify-single-word="false"/>
      <style:text-properties style:font-name="Times New Roman" fo:font-size="11pt" officeooo:rsid="00d92c91" officeooo:paragraph-rsid="00d92c91" style:font-size-asian="11pt" style:font-name-complex="Times New Roman1"/>
    </style:style>
    <style:style style:name="P25" style:family="paragraph" style:parent-style-name="Table_20_Contents">
      <style:paragraph-properties fo:text-align="start" style:justify-single-word="false"/>
      <style:text-properties style:font-name="Times New Roman" fo:font-size="11pt" officeooo:rsid="00d92c91" officeooo:paragraph-rsid="00e94beb" style:font-size-asian="11pt" style:font-name-complex="Times New Roman1"/>
    </style:style>
    <style:style style:name="P26" style:family="paragraph" style:parent-style-name="Table_20_Contents">
      <style:paragraph-properties fo:text-align="start" style:justify-single-word="false"/>
      <style:text-properties style:font-name="Times New Roman" fo:font-size="11pt" officeooo:rsid="00daf665" officeooo:paragraph-rsid="00daf665" style:font-size-asian="11pt" style:font-name-complex="Times New Roman1"/>
    </style:style>
    <style:style style:name="P27" style:family="paragraph" style:parent-style-name="Table_20_Contents">
      <style:paragraph-properties fo:text-align="start" style:justify-single-word="false"/>
      <style:text-properties style:font-name="Times New Roman" fo:font-size="11pt" officeooo:rsid="00dfebfe" officeooo:paragraph-rsid="00dfebfe" style:font-size-asian="11pt" style:font-name-complex="Times New Roman1"/>
    </style:style>
    <style:style style:name="P28" style:family="paragraph" style:parent-style-name="Table_20_Contents">
      <style:paragraph-properties fo:text-align="start" style:justify-single-word="false"/>
      <style:text-properties style:font-name="Times New Roman" fo:font-size="11pt" officeooo:rsid="00e0ce0d" officeooo:paragraph-rsid="00e0ce0d" style:font-size-asian="11pt" style:font-name-complex="Times New Roman1"/>
    </style:style>
    <style:style style:name="P29" style:family="paragraph" style:parent-style-name="Table_20_Contents">
      <style:paragraph-properties fo:text-align="start" style:justify-single-word="false"/>
      <style:text-properties style:font-name="Times New Roman" fo:font-size="11pt" officeooo:rsid="00e94beb" officeooo:paragraph-rsid="00e94beb" style:font-size-asian="11pt" style:font-name-complex="Times New Roman1"/>
    </style:style>
    <style:style style:name="P30" style:family="paragraph" style:parent-style-name="Table_20_Contents">
      <style:text-properties officeooo:paragraph-rsid="00daf665"/>
    </style:style>
    <style:style style:name="P31" style:family="paragraph" style:parent-style-name="Contents_20_1">
      <style:paragraph-properties>
        <style:tab-stops>
          <style:tab-stop style:position="6in" style:type="right" style:leader-style="dotted" style:leader-text="."/>
        </style:tab-stops>
      </style:paragraph-properties>
    </style:style>
    <style:style style:name="P32" style:family="paragraph" style:parent-style-name="Contents_20_2">
      <style:paragraph-properties>
        <style:tab-stops>
          <style:tab-stop style:position="6in" style:type="right" style:leader-style="dotted" style:leader-text="."/>
        </style:tab-stops>
      </style:paragraph-properties>
    </style:style>
    <style:style style:name="P33" style:family="paragraph" style:parent-style-name="_5f_Normal">
      <style:paragraph-properties fo:break-before="page"/>
      <style:text-properties officeooo:rsid="00d92c91" officeooo:paragraph-rsid="00d92c91"/>
    </style:style>
    <style:style style:name="P34" style:family="paragraph" style:parent-style-name="Contents_20_Heading" style:master-page-name="Sivu_20_3">
      <style:paragraph-properties style:page-number="auto" fo:break-before="page"/>
    </style:style>
    <style:style style:name="P35" style:family="paragraph" style:parent-style-name="No_20_Spacing">
      <style:text-properties style:font-name="Courier 10 Pitch" officeooo:rsid="00d92c91" officeooo:paragraph-rsid="00ead535"/>
    </style:style>
    <style:style style:name="P36" style:family="paragraph" style:parent-style-name="Numbered_20_Heading_20_1">
      <style:text-properties officeooo:rsid="00d48f7c" officeooo:paragraph-rsid="00d48f7c"/>
    </style:style>
    <style:style style:name="P37" style:family="paragraph" style:parent-style-name="Numbered_20_Heading_20_1">
      <style:text-properties officeooo:rsid="00e42b48" officeooo:paragraph-rsid="00e42b48"/>
    </style:style>
    <style:style style:name="P38" style:family="paragraph" style:parent-style-name="Numbered_20_Heading_20_1">
      <style:paragraph-properties fo:break-before="page"/>
      <style:text-properties officeooo:rsid="00d48f7c" officeooo:paragraph-rsid="00d48f7c"/>
    </style:style>
    <style:style style:name="P39" style:family="paragraph" style:parent-style-name="Numbered_20_Heading_20_1">
      <style:paragraph-properties fo:break-before="page"/>
      <style:text-properties officeooo:rsid="00d7bd62" officeooo:paragraph-rsid="00d7bd62"/>
    </style:style>
    <style:style style:name="P40" style:family="paragraph" style:parent-style-name="Numbered_20_Heading_20_2">
      <style:text-properties officeooo:rsid="00d5c15a" officeooo:paragraph-rsid="00d5c15a"/>
    </style:style>
    <style:style style:name="P41" style:family="paragraph" style:parent-style-name="Numbered_20_Heading_20_2">
      <style:text-properties officeooo:rsid="00e52001" officeooo:paragraph-rsid="00e52001"/>
    </style:style>
    <style:style style:name="P42" style:family="paragraph" style:parent-style-name="Title" style:master-page-name="Standard">
      <style:paragraph-properties fo:text-align="start" style:justify-single-word="false" style:page-number="auto"/>
      <style:text-properties officeooo:paragraph-rsid="003f920e"/>
    </style:style>
    <style:style style:name="T1" style:family="text">
      <style:text-properties fo:color="#0000ff" style:text-underline-style="solid" style:text-underline-width="auto" style:text-underline-color="font-color"/>
    </style:style>
    <style:style style:name="T2" style:family="text">
      <style:text-properties officeooo:rsid="00d2e8d5"/>
    </style:style>
    <style:style style:name="T3" style:family="text">
      <style:text-properties officeooo:rsid="00d48f7c"/>
    </style:style>
    <style:style style:name="T4" style:family="text">
      <style:text-properties officeooo:rsid="00d5c15a"/>
    </style:style>
    <style:style style:name="T5" style:family="text">
      <style:text-properties officeooo:rsid="00d7bd62"/>
    </style:style>
    <style:style style:name="T6" style:family="text">
      <style:text-properties officeooo:rsid="00d7d7dd"/>
    </style:style>
    <style:style style:name="T7" style:family="text">
      <style:text-properties officeooo:rsid="00d92c91"/>
    </style:style>
    <style:style style:name="T8" style:family="text">
      <style:text-properties style:font-name="Times New Roman" fo:font-size="11pt" officeooo:rsid="00d92c91" style:font-size-asian="11pt" style:font-name-complex="Times New Roman1"/>
    </style:style>
    <style:style style:name="T9" style:family="text">
      <style:text-properties officeooo:rsid="00daf665"/>
    </style:style>
    <style:style style:name="T10" style:family="text">
      <style:text-properties officeooo:rsid="00dcfd29"/>
    </style:style>
    <style:style style:name="T11" style:family="text">
      <style:text-properties officeooo:rsid="00de12c4"/>
    </style:style>
    <style:style style:name="T12" style:family="text">
      <style:text-properties officeooo:rsid="00dfebfe"/>
    </style:style>
    <style:style style:name="T13" style:family="text">
      <style:text-properties officeooo:rsid="00e151e9"/>
    </style:style>
    <style:style style:name="T14" style:family="text">
      <style:text-properties officeooo:rsid="00e42b48"/>
    </style:style>
    <style:style style:name="T15" style:family="text">
      <style:text-properties officeooo:rsid="00e52001"/>
    </style:style>
    <style:style style:name="T16" style:family="text">
      <style:text-properties officeooo:rsid="00e60865"/>
    </style:style>
    <style:style style:name="T17" style:family="text">
      <style:text-properties officeooo:rsid="00e94beb"/>
    </style:style>
    <style:style style:name="T18" style:family="text">
      <style:text-properties officeooo:rsid="00ea0d06"/>
    </style:style>
    <style:style style:name="T19" style:family="text">
      <style:text-properties style:font-name="Courier 10 Pitch"/>
    </style:style>
    <style:style style:name="T20" style:family="text">
      <style:text-properties style:font-name="Courier 10 Pitch" officeooo:rsid="00d92c91"/>
    </style:style>
    <style:style style:name="T21" style:family="text">
      <style:text-properties officeooo:rsid="00ead535"/>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2"/>
        <text:p text:style-name="P16"/>
        <text:p text:style-name="P16"/>
        <text:p text:style-name="P16"/>
        <text:p text:style-name="P16"/>
        <text:p text:style-name="P16"/>
        <text:p text:style-name="P16"/>
        <text:p text:style-name="P16"/>
        <text:p text:style-name="P17">Shakkipeli</text:p>
        <text:p text:style-name="P18">Määrittelydokumentti</text:p>
        <text:p text:style-name="P5"/>
        <text:p text:style-name="P4">Tuukka Paukkunen<text:line-break/><text:a xlink:type="simple" xlink:href="mailto:tuukka.paukkunen@pp.inet.fi" text:style-name="Internet_20_link" text:visited-style-name="Visited_20_Internet_20_Link"><text:span text:style-name="T1">tuukka.paukkunen@cs.helsinki.fi</text:span></text:a></text:p>
        <text:p text:style-name="P4"/>
        <text:p text:style-name="P4"/>
        <text:p text:style-name="P4"/>
        <text:p text:style-name="P4"/>
        <text:p text:style-name="P4"/>
        <text:p text:style-name="P3">Aineopintojen harjoitustyö: <text:span text:style-name="T2">Tietorakenteet ja algoritmit</text:span><text:line-break/><text:span text:style-name="T21">3.8.</text:span>2015<text:line-break/>Helsingin yliopisto, tietojenkäsittelytieteen laitos</text:p>
      </text:section>
      <text:table-of-content text:style-name="Sect1" text:protected="true" text:name="Table of Contents1">
        <text:table-of-content-source text:outline-level="10" text:relative-tab-stop-position="false">
          <text:index-title-template text:style-name="Contents_20_Heading">Sisällysluettelo</text:index-title-template>
          <text:table-of-content-entry-template text:outline-level="1" text:style-name="Contents_20_1">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Sisällysluettelo</text:p>
          </text:index-title>
          <text:p text:style-name="P31"><text:a xlink:type="simple" xlink:href="#__RefHeading___Toc252_488279804" text:style-name="Index_20_Link" text:visited-style-name="Index_20_Link">1 - Sanasto<text:tab/>3</text:a></text:p>
          <text:p text:style-name="P31"><text:a xlink:type="simple" xlink:href="#__RefHeading___Toc254_488279804" text:style-name="Index_20_Link" text:visited-style-name="Index_20_Link">2 - Määrittely<text:tab/>3</text:a></text:p>
          <text:p text:style-name="P32"><text:a xlink:type="simple" xlink:href="#__RefHeading___Toc256_488279804" text:style-name="Index_20_Link" text:visited-style-name="Index_20_Link">2.1 - Yleistä<text:tab/>3</text:a></text:p>
          <text:p text:style-name="P32"><text:a xlink:type="simple" xlink:href="#__RefHeading___Toc258_488279804" text:style-name="Index_20_Link" text:visited-style-name="Index_20_Link">2.2 - Käyttö ja käyttöliittymä<text:tab/>4</text:a></text:p>
          <text:p text:style-name="P31"><text:a xlink:type="simple" xlink:href="#__RefHeading___Toc416_853387271" text:style-name="Index_20_Link" text:visited-style-name="Index_20_Link">3 - Aika- ja tilavaativuudet<text:tab/>5</text:a></text:p>
          <text:p text:style-name="P32"><text:a xlink:type="simple" xlink:href="#__RefHeading___Toc418_853387271" text:style-name="Index_20_Link" text:visited-style-name="Index_20_Link">3.1 - Aikavaativuus Alpha-beta -karsinnan kera<text:tab/>5</text:a></text:p>
          <text:p text:style-name="P31"><text:a xlink:type="simple" xlink:href="#__RefHeading___Toc260_488279804" text:style-name="Index_20_Link" text:visited-style-name="Index_20_Link">4 - Lähteet<text:tab/>6</text:a></text:p>
        </text:index-body>
      </text:table-of-content>
      <text:p text:style-name="Standard"/>
      <text:h text:style-name="P38" text:outline-level="1"><text:bookmark-start text:name="__RefHeading___Toc252_488279804"/>Sanasto<text:bookmark-end text:name="__RefHeading___Toc252_488279804"/></text:h>
      <table:table table:name="Table1" table:style-name="Table1">
        <table:table-column table:style-name="Table1.A"/>
        <table:table-column table:style-name="Table1.B"/>
        <table:table-row>
          <table:table-cell table:style-name="Table1.A1" office:value-type="string">
            <text:p text:style-name="P11">Sana</text:p>
          </table:table-cell>
          <table:table-cell table:style-name="Table1.B1" office:value-type="string">
            <text:p text:style-name="P11">Sanan tarkoitus</text:p>
          </table:table-cell>
        </table:table-row>
        <table:table-row>
          <table:table-cell table:style-name="Table1.A2" office:value-type="string">
            <text:p text:style-name="_5f_Normal">Pelitilanne</text:p>
          </table:table-cell>
          <table:table-cell table:style-name="Table1.B2" office:value-type="string">
            <text:p text:style-name="_5f_Normal">Shakkilaudalla oleva shakkinappul<text:span text:style-name="T4">oiden</text:span> muodostama shaki<text:span text:style-name="T10">n </text:span>sääntöjen mukainen asetelma, eli shakkilaudan sisältö pelin ollessa käynnissä.</text:p>
          </table:table-cell>
        </table:table-row>
        <table:table-row>
          <table:table-cell table:style-name="Table1.A2" office:value-type="string">
            <text:p text:style-name="P12">Siirto</text:p>
          </table:table-cell>
          <table:table-cell table:style-name="Table1.B2" office:value-type="string">
            <text:p text:style-name="P12">Siirtyminen pelitilanteesta toiseen, jossa joko tietokone tai ihminen muuttaa shakkinappulan sijaintia laudalla ja mahdollisesti syö toisen nappulan <text:span text:style-name="T11">tai tekee tornituksen,</text:span> shakin sääntöjen mukaan.</text:p>
          </table:table-cell>
        </table:table-row>
        <table:table-row>
          <table:table-cell table:style-name="Table1.A2" office:value-type="string">
            <text:p text:style-name="P12">Syönti</text:p>
          </table:table-cell>
          <table:table-cell table:style-name="Table1.B2" office:value-type="string">
            <text:p text:style-name="P12">Shakkinappulan poistaminen laudalta pelin aikana shakin sääntöjen mukaisesti.</text:p>
          </table:table-cell>
        </table:table-row>
        <table:table-row>
          <table:table-cell table:style-name="Table1.A2" office:value-type="string">
            <text:p text:style-name="_5f_Normal">Ihminen</text:p>
          </table:table-cell>
          <table:table-cell table:style-name="Table1.B2" office:value-type="string">
            <text:p text:style-name="_5f_Normal">Shakkipelisovellusta käyttävä henkilö</text:p>
          </table:table-cell>
        </table:table-row>
        <table:table-row>
          <table:table-cell table:style-name="Table1.A2" office:value-type="string">
            <text:p text:style-name="_5f_Normal">Tietokone</text:p>
          </table:table-cell>
          <table:table-cell table:style-name="Table1.B2" office:value-type="string">
            <text:p text:style-name="_5f_Normal">Shakkipelisovelluksen muodostama shakkia pelaava tekoäly, pelaa ihmistä vastaan</text:p>
          </table:table-cell>
        </table:table-row>
        <table:table-row>
          <table:table-cell table:style-name="Table1.A2" office:value-type="string">
            <text:p text:style-name="_5f_Normal">Voitto</text:p>
          </table:table-cell>
          <table:table-cell table:style-name="Table1.B2" office:value-type="string">
            <text:p text:style-name="_5f_Normal">Tietokoneen voitto shakkipelissä</text:p>
          </table:table-cell>
        </table:table-row>
        <table:table-row>
          <table:table-cell table:style-name="Table1.A2" office:value-type="string">
            <text:p text:style-name="_5f_Normal">Häviö</text:p>
          </table:table-cell>
          <table:table-cell table:style-name="Table1.B2" office:value-type="string">
            <text:p text:style-name="_5f_Normal">Tietokoneen häviö shakkipelissä</text:p>
          </table:table-cell>
        </table:table-row>
      </table:table>
      <text:p text:style-name="P10"/>
      <text:p text:style-name="P10">Tässä määrittelydokumentissa puhutaan shakkipelin pelaamisesta shakkipelisovelluksen tekoälyn näkökulmasta, eli esimerkiksi voitto on tekoälyn voitto ja häviö on tekoälyn häviö.</text:p>
      <text:h text:style-name="P36" text:outline-level="1"><text:bookmark-start text:name="__RefHeading___Toc254_488279804"/>Määrittely<text:bookmark-end text:name="__RefHeading___Toc254_488279804"/></text:h>
      <text:h text:style-name="P40" text:outline-level="2"><text:bookmark-start text:name="__RefHeading___Toc256_488279804"/>Yleis<text:span text:style-name="T13">tä</text:span><text:bookmark-end text:name="__RefHeading___Toc256_488279804"/></text:h>
      <text:p text:style-name="P6">Kurssin "Aineopintojen harjoitustyö: Tietorakenteet ja algoritmit (loppukesä)" työni aiheena on shakkipeli, jossa sovelluksen käyttäjä, eli ihminen pelaa tietokonetta vastaan perinteisellä 8x8 ruudukolla perinteisin nappuloin ja säännöin.</text:p>
      <text:p text:style-name="P9">Tietorakenteena Shakkipeli käyttää ns. implisiittistä puuta <text:span text:style-name="T18">[Flo15]</text:span>, joka syntyy rekursiivisen minimax-algoritmin tuloksena. <text:span text:style-name="T17">Puuta ei kokonaisuudessaan tallenneta mihinkään tietorakenteeseen.</text:span> <text:span text:style-name="T14">Pelitilanteet talletetaan kaksiulotteisena taulukkona. Tämän puun juurena on pelin tämän hetkinen pelitilanne, eli se, missä asemassa nappulat pelin kulkiessa kullakin hetkellä ovat. Juuren lapsinoodeina ovat juuren pelitilannetta seuraavat mahdolliset pelitilanteet, eli mihin </text:span><text:soft-page-break/><text:span text:style-name="T14">asemiin nappuloita on sääntöjen puitteissa mahdollista liikuttaa. Näitä lapsinoodeja taas seuraavat niitä kutakin pelitilannetta seuraavat mahdolliset pelitilanteet ja niin edelleen. Tätä implisiittistä puuta kutsutaan myös pelipuuksi. Pelipuuta pyritään rakentamaan siten, että kulloisesta pelitilanteesta nähdään neljä siirtoa eteenpäin.</text:span></text:p>
      <text:p text:style-name="P6">Shakkipelin pelimoottori käyttää apunaan minimax-algoritmia <text:span text:style-name="T9">[Roo14, Wik15]</text:span>, jonka avulla sovellus tekee päätöksen, minkälainen siirto kussakin pelitilanteessa on hyödyllisintä tehdä. Pelimoottori ei käy koko pelipuuta läpi varsinkaan pelin alkutilanteessa <text:span text:style-name="T3">pelipuun valtavan koon vuoksi</text:span>, vaan pelipuu pyritään <text:span text:style-name="T3">käymään läpi</text:span> neljä siirtoa eteenpäin. Pelipuussa tutkittavien haarojen määrää karsitaan alpha-beta -karsinnan avulla <text:span text:style-name="T9">[Roo14, Hel14, Abb13]</text:span>, jonka avulla voidaan jättää tutkimatta sellaiset pelipuun haarat, jotka osoittautuvat huonommiksi kuin aiemmin tutkitut haarat. Kunkin pelitilanteen edullisuus tietokoneelle selvitetään pelitilanteen arviointialgoritmilla, joka pyrkii selvittämään, minkälaisesta pelitilanteesta olisi todennäköisintä päätyä voittoon. Arviointialgoritmi ottaa huomioon laudalla olevat nappulat ja niiden sijainnit toisiinsa nähden. <text:span text:style-name="T3">Näiden asioiden perusteella arviointialgoritmi antaa kullekin pelitilanteelle arvon, joka kertoo, kuinka todennäköistä ko. Pelitilanteesta on päästä voittoon. Jos pelitilanteesta pääsee seuraavalla siirrolla tietokoneen varmaan voittoon, tällöin arvo on positiivinen ääretön. Jos pelitilanteesta pääsee seuraavalla siirrolla vastustajan varmaan voittoon, tällöin pelitilanteen arvo on negatiivinen ääretön. Varman tasapelin arvo on 0. Nämä algoritmit ovat perinteinen ja tunnettu toteutustapa shakkipelille, joten valinta osui sen vuoksi näihin.</text:span></text:p>
      <text:p text:style-name="P7">Shakkipelisovelluksessa tietokone pelaa aina valkoisilla <text:span text:style-name="T7">mustilla</text:span> ja ihminen aina <text:span text:style-name="T7">valkoisilla</text:span> nappuloilla. Shakkipelissä sovelletaan maailman shakkijärjestön sääntöjä <text:span text:style-name="T6">[Fid14a]</text:span>. Pelissä jo tehtyjä siirtoja ei voi perua, eli undo-toimintoa ei ole. Aloitettua peliä ei voi myöskään tallentaa, vaan peli pelataan loppuun yhdeltä istumalta.</text:p>
      <text:h text:style-name="Numbered_20_Heading_20_2" text:outline-level="2"><text:bookmark-start text:name="__RefHeading___Toc258_488279804"/>Käyttö ja käyttöliittymä<text:bookmark-end text:name="__RefHeading___Toc258_488279804"/></text:h>
      <text:p text:style-name="P12">Käyttöliittymä pidetään sovelluksessa varsin yksinkertaisena. Sovelluksella tulee olemaan tekstipohjainen käyttöliittymä, jossa shakkilauta piirretään käyttäjän nähtäville ASCII-merkein. Tietokoneen pelaamat valkoiset nappulat ovat ylhäällä ja ihmisen pelaamat mustat nappulat alhaalla. Shakkinappuloiden symboleina käytetään englanninkielen mukaisia shakkinappuloiden yksikirjaimisia lyhenteitä [Fid14b]. <text:span text:style-name="T21">Mustat nappulat merkitään pienillä kirjaimilla ja valkoiset nappulat isoilla kirjaimilla.</text:span></text:p>
      <text:p text:style-name="P13">Siirrot tehdään <text:span text:style-name="T7">kirjoittaen komentokehotteeseen </text:span>komentoja, jossa annetaan lähtökoordinaatit ja maalikoordinaatit, esimerkiksi: ”d2 d4”, jolla siirretään sotilasta ruudusta d2 ruutuun d4. Mikäli komennossa annetaan siirto, joka ei shakin sääntöjen puitteissa ole mahdollinen, lähtökoordinaatti osoittaa tyhjään ruutuun tai maalikoordinaatti osoittaa laudan ulkopuolelle, sovellus antaa tästä käyttäjälle virheilmoituksen.</text:p>
      <text:p text:style-name="P15">Sallittujen koordinaattien annon jälkeen sovellus päivittää shakkilaudan piirtämällä sen uudelleen, jolloin laudalla siirretyn nappulan sijainti on muuttunut, sekä mahdollisesti vastustajan nappula syöty. Tämän jälkeen sovellus tekee siirron omilla, mustilla nappuloillaan, jonka jälkeen taas on käyttäjän vuoro.</text:p>
      <text:p text:style-name="P33">Alla esimerkki sovelluksen tulostamasta shakkilaudasta nappuloineen:</text:p>
      <text:p text:style-name="P20"><text:s text:c="2"/>---------------------------------</text:p>
      <text:p text:style-name="P20"><text:span text:style-name="T7">8 </text:span>| <text:span text:style-name="T21">r</text:span> <text:span text:style-name="T5">| n | b | q | k | b | n | r | MUSTA</text:span></text:p>
      <text:p text:style-name="P20"><text:s text:c="2"/>|-------------------------------<text:span text:style-name="T5">|</text:span></text:p>
      <text:p text:style-name="P20"><text:span text:style-name="T7">7 </text:span>| <text:span text:style-name="T7">p | p | p | p | p | p | p | p |</text:span></text:p>
      <text:p text:style-name="P20"><text:s text:c="2"/>|-------------------------------<text:span text:style-name="T5">|</text:span></text:p>
      <text:p text:style-name="P20"><text:span text:style-name="T7">6</text:span> | <text:s text:c="2"/><text:span text:style-name="T5">| <text:s text:c="2"/>| <text:s text:c="2"/>| <text:s text:c="2"/>| <text:s text:c="2"/>| <text:s text:c="2"/>| <text:s text:c="2"/>| <text:s text:c="2"/>|</text:span></text:p>
      <text:p text:style-name="P20"><text:s text:c="2"/>|-------------------------------<text:span text:style-name="T5">|</text:span></text:p>
      <text:p text:style-name="P20"><text:span text:style-name="T7">5 </text:span>| <text:s text:c="2"/><text:span text:style-name="T5">| <text:s text:c="2"/>| <text:s text:c="2"/>| <text:s text:c="2"/>| <text:s text:c="2"/>| <text:s text:c="2"/>| <text:s text:c="2"/>| <text:s text:c="2"/>|</text:span></text:p>
      <text:p text:style-name="P20"><text:s text:c="2"/>|-------------------------------<text:span text:style-name="T5">|</text:span></text:p>
      <text:p text:style-name="P20"><text:span text:style-name="T7">4 </text:span>| <text:s text:c="2"/><text:span text:style-name="T5">| <text:s text:c="2"/>| <text:s text:c="2"/>| <text:s text:c="2"/>| <text:s text:c="2"/>| <text:s text:c="2"/>| <text:s text:c="2"/>| <text:s text:c="2"/>|</text:span></text:p>
      <text:p text:style-name="P19"><text:s text:c="2"/>|-------------------------------<text:span text:style-name="T5">|</text:span></text:p>
      <text:p text:style-name="P19"><text:span text:style-name="T7">3 </text:span>| <text:s text:c="2"/><text:span text:style-name="T5">| <text:s text:c="2"/>| <text:s text:c="2"/>| <text:s text:c="2"/>| <text:s text:c="2"/>| <text:s text:c="2"/>| <text:s text:c="2"/>| <text:s text:c="2"/>|</text:span></text:p>
      <text:p text:style-name="P19"><text:s text:c="2"/>|-------------------------------<text:span text:style-name="T5">|</text:span></text:p>
      <text:p text:style-name="P35">2 | <text:span text:style-name="T21">P</text:span> | <text:span text:style-name="T21">P</text:span> | <text:span text:style-name="T21">P</text:span> | <text:span text:style-name="T21">P</text:span> | <text:span text:style-name="T21">P</text:span> | <text:span text:style-name="T21">P</text:span> | <text:span text:style-name="T21">P</text:span> | <text:span text:style-name="T21">P</text:span> |</text:p>
      <text:p text:style-name="P20"><text:s text:c="2"/>|-------------------------------<text:span text:style-name="T5">|</text:span></text:p>
      <text:p text:style-name="P20"><text:span text:style-name="T7">1 </text:span>| <text:span text:style-name="T5">R | N | B | Q | K | B | N | R | VALKOINEN</text:span></text:p>
      <text:p text:style-name="P20"><text:s text:c="2"/>---------------------------------</text:p>
      <text:p text:style-name="P21"><text:span text:style-name="T19"><text:s text:c="4"/></text:span><text:span text:style-name="T20">A <text:s text:c="2"/>B <text:s text:c="2"/>C <text:s text:c="2"/>D <text:s text:c="2"/>E <text:s text:c="2"/>F <text:s text:c="2"/>G <text:s text:c="2"/>H</text:span></text:p>
      <text:h text:style-name="P37" text:outline-level="1"><text:bookmark-start text:name="__RefHeading___Toc416_853387271"/>Aika- ja tilavaativuudet<text:bookmark-end text:name="__RefHeading___Toc416_853387271"/></text:h>
      <text:p text:style-name="P14">Minimax-algoritmin aikavaativuus on O(b^m) ja tilavaativuus on O(bm), jossa b on sallittujen siirtojen määrä (eli siirrettävissä olevien nappuloiden määrä) kussakin pelitilanteessa ja m on pelipuun korkeus (tarvittaessa rajattu tiettyyn korkeuteen).</text:p>
      <text:h text:style-name="P41" text:outline-level="2"><text:bookmark-start text:name="__RefHeading___Toc418_853387271"/>Aikavaativuus Alpha-beta -karsinnan kera<text:bookmark-end text:name="__RefHeading___Toc418_853387271"/></text:h>
      <text:p text:style-name="P14">Kun algoritmiin otetaan mukaan Alpha-Beta karsinta (Alpha-Beta pruning), tällöin huonoimmassa tapauksessa pelipuusta ei voida karsia mitään, jolloin koko pelipuu, tai sovittu määrä pelipuun tasoja, käydään edelleen läpi, jolloin aika- ja tilavaativuus säilyvät ennallaan.</text:p>
      <text:p text:style-name="P14">Parhaassa tapauksessa ku<text:span text:style-name="T15">nkin solmun kohdalla</text:span> tarkistetaan 2<text:span text:style-name="T16">b</text:span>-1 lapsisolmua. Huonoimmassa tapauksessa tarkistetaan <text:span text:style-name="T16">b</text:span>^2 lapsisolmua. Tämän perusteella voidaan todeta, että <text:span text:style-name="T15">Minimax-algoritmin aikavaativuus Alpha-Beta karsinnan kera on O(b^(m/2)).</text:span></text:p>
      <text:h text:style-name="P39" text:outline-level="1"><text:bookmark-start text:name="__RefHeading___Toc260_488279804"/>Lähteet<text:bookmark-end text:name="__RefHeading___Toc260_488279804"/></text:h>
      <table:table table:name="Table2" table:style-name="Table2">
        <table:table-column table:style-name="Table2.A"/>
        <table:table-column table:style-name="Table2.B"/>
        <table:table-row>
          <table:table-cell table:style-name="Table2.A1" office:value-type="string">
            <text:p text:style-name="P29">Flo15</text:p>
          </table:table-cell>
          <table:table-cell table:style-name="Table2.A1" office:value-type="string">
            <text:p text:style-name="P29">Luentomoniste, Tietorakenteet ja algoritmit -kurssi, Tietojenkäsittelytieteen laitos, Helsingin yliopisto, 2015. Sivut 364-374. <text:a xlink:type="simple" xlink:href="http://www.cs.helsinki.fi/u/floreen/tira2015/sivut351-638.pdf" text:style-name="Internet_20_link" text:visited-style-name="Visited_20_Internet_20_Link">www.cs.helsinki.fi/u/floreen/tira2015/sivut351-638.pdf</text:a> [30.7.2015]</text:p>
          </table:table-cell>
        </table:table-row>
        <table:table-row>
          <table:table-cell table:style-name="Table2.A1" office:value-type="string">
            <text:p text:style-name="P25">Wik15</text:p>
          </table:table-cell>
          <table:table-cell table:style-name="Table2.A1" office:value-type="string">
            <text:p text:style-name="P25">Minimax-algoritmia koskeva Wikipedian artikkeli. <text:a xlink:type="simple" xlink:href="https://en.wikipedia.org/wiki/Minimax" text:style-name="Internet_20_link" text:visited-style-name="Visited_20_Internet_20_Link">https://en.wikipedia.org/wiki/Minimax</text:a> [28.7.2015]</text:p>
          </table:table-cell>
        </table:table-row>
        <table:table-row>
          <table:table-cell table:style-name="Table2.A1" office:value-type="string">
            <text:p text:style-name="P24">Roo14</text:p>
          </table:table-cell>
          <table:table-cell table:style-name="Table2.A1" office:value-type="string">
            <text:p text:style-name="P24">”Johdatus tekoälyyn” -kurssin luentomoniste, <text:span text:style-name="T12">Tietojenkäsittelytieteen laitos, Helsingin yliopisto, </text:span>Helsinki, 2014. <text:span text:style-name="T9">Sivut 6-9.</text:span> <text:a xlink:type="simple" xlink:href="https://www.cs.helsinki.fi/webfm_send/1429" text:style-name="Internet_20_link" text:visited-style-name="Visited_20_Internet_20_Link">https://www.cs.helsinki.fi/webfm_send/1429</text:a> [28.7.2015]</text:p>
          </table:table-cell>
        </table:table-row>
        <table:table-row>
          <table:table-cell table:style-name="Table2.A1" office:value-type="string">
            <text:p text:style-name="P28">Hel14</text:p>
          </table:table-cell>
          <table:table-cell table:style-name="Table2.A1" office:value-type="string">
            <text:p text:style-name="P27">”Johdatus tekoälyyn 22.9.2011 – Alphabeta” -video, Tietojenkäsittelytieteen laitos, Helsingin yliopisto, Helsinki 2014. <text:a xlink:type="simple" xlink:href="http://www.cs.helsinki.fi/video/alphabeta" text:style-name="Internet_20_link" text:visited-style-name="Visited_20_Internet_20_Link">http://www.cs.helsinki.fi/video/alphabeta</text:a> [28.7.2015]</text:p>
          </table:table-cell>
        </table:table-row>
        <table:table-row>
          <table:table-cell table:style-name="Table2.A1" office:value-type="string">
            <text:p text:style-name="P26">Abb13</text:p>
          </table:table-cell>
          <table:table-cell table:style-name="Table2.A1" office:value-type="string">
            <text:p text:style-name="P30"><text:span text:style-name="T9">CS188 Artificial Intelligence, UC Berkeley, Spring 2013, Instructor: Prof. Pieter Abbeel, </text:span><text:bookmark text:name="eow-title"/>Step by Step: Alpha Beta Pruning, <text:span text:style-name="T9">Youtube 2013. </text:span><text:a xlink:type="simple" xlink:href="https://www.youtube.com/watch?v=xBXHtz4Gbdo" text:style-name="Internet_20_link" text:visited-style-name="Visited_20_Internet_20_Link"><text:span text:style-name="T9">https://www.youtube.com/watch?v=xBXHtz4Gbdo</text:span></text:a><text:span text:style-name="T9">. </text:span><text:span text:style-name="T8">[28.7.2015]</text:span></text:p>
          </table:table-cell>
        </table:table-row>
        <table:table-row>
          <table:table-cell table:style-name="Table2.A1" office:value-type="string">
            <text:p text:style-name="P22">F<text:span text:style-name="T7">id</text:span>14<text:span text:style-name="T7">a</text:span></text:p>
          </table:table-cell>
          <table:table-cell table:style-name="Table2.A1" office:value-type="string">
            <text:p text:style-name="P23">Shakin säännöt maailman shakkijärjestön (World Chess Federation) mukaan, voimassa 1.7.2014 lähtien. <text:a xlink:type="simple" xlink:href="http://www.fide.com/fide/handbook.html?id=171&amp;view=article" text:style-name="Internet_20_link" text:visited-style-name="Visited_20_Internet_20_Link">http://www.fide.com/fide/handbook.html?id=171&amp;view=article</text:a> <text:span text:style-name="T7">[28.7.2015]</text:span></text:p>
          </table:table-cell>
        </table:table-row>
        <table:table-row>
          <table:table-cell table:style-name="Table2.A1" office:value-type="string">
            <text:p text:style-name="P24">Fid14b</text:p>
          </table:table-cell>
          <table:table-cell table:style-name="Table2.A1" office:value-type="string">
            <text:p text:style-name="P24">Shakkinappuloiden yksikirjaimiset symbolit, kappale 2.2. <text:a xlink:type="simple" xlink:href="http://www.fide.com/fide/handbook.html?id=171&amp;view=article" text:style-name="Internet_20_link" text:visited-style-name="Visited_20_Internet_20_Link"><text:span text:style-name="T6">http://www.fide.com/fide/handbook.html?id=171&amp;view=article</text:span></text:a><text:span text:style-name="T6"> </text:span>[28.7.2015]</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1pt" fo:language="fi" fo:country="FI" style:letter-kerning="true" style:font-name-asian="Droid Sans Fallback" style:font-size-asian="11pt" style:language-asian="zh" style:country-asian="CN" style:font-name-complex="Times New Roman1" style:font-size-complex="10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Times New Roman" fo:font-size="11pt" fo:language="fi" fo:country="FI" style:letter-kerning="true" style:font-name-asian="Droid Sans Fallback" style:font-size-asian="11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FreeSans" fo:font-family="FreeSans" style:font-family-generic="roman" style:font-pitch="variable" style:font-size-asian="12pt" style:font-name-complex="FreeSans1" style:font-family-complex="FreeSans" style:font-family-generic-complex="swiss"/>
    </style:style>
    <style:style style:name="Caption" style:family="paragraph" style:default-outline-level="" style:class="extra">
      <style:paragraph-properties fo:margin-top="0.0835in" fo:margin-bottom="0.0835in" loext:contextual-spacing="false" text:number-lines="false" text:line-number="0"/>
      <style:text-properties style:font-name="FreeSans" fo:font-family="FreeSans" style:font-family-generic="roman" style:font-pitch="variable"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default-outline-level="" style:class="index">
      <style:paragraph-properties text:number-lines="false" text:line-number="0"/>
      <style:text-properties style:font-name="FreeSans" fo:font-family="FreeSans" style:font-family-generic="roman" style:font-pitch="variable" style:font-size-asian="12pt" style:font-name-complex="FreeSans1" style:font-family-complex="FreeSans" style:font-family-generic-complex="swiss"/>
    </style:style>
    <style:style style:name="Arrowhead_20_List" style:display-name="Arrowhead List" style:family="paragraph" style:default-outline-level="">
      <style:paragraph-properties fo:margin-left="0.5in" fo:margin-right="0in" fo:text-align="start" style:justify-single-word="false" fo:orphans="2" fo:widows="2" fo:text-indent="-0.3in" style:auto-text-indent="false" style:writing-mode="lr-tb"/>
    </style:style>
    <style:style style:name="Balloon_20_Text" style:display-name="Balloon Text" style:family="paragraph"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Block_20_Text" style:display-name="Block Text" style:family="paragraph" style:default-outline-level="">
      <style:paragraph-properties fo:margin-left="1in" fo:margin-right="1in" fo:margin-top="0in" fo:margin-bottom="0.0835in" loext:contextual-spacing="false" fo:text-indent="0in" style:auto-text-indent="false"/>
    </style:style>
    <style:style style:name="Box_20_List" style:display-name="Box List" style:family="paragraph" style:default-outline-level="">
      <style:paragraph-properties fo:margin-left="0.5in" fo:margin-right="0in" fo:text-align="start" style:justify-single-word="false" fo:orphans="2" fo:widows="2" fo:text-indent="-0.3in" style:auto-text-indent="false" style:writing-mode="lr-tb"/>
    </style:style>
    <style:style style:name="Bullet_20_List" style:display-name="Bullet List" style:family="paragraph" style:default-outline-level="">
      <style:paragraph-properties fo:margin-left="0.5in" fo:margin-right="0in" fo:text-align="start" style:justify-single-word="false" fo:orphans="2" fo:widows="2" fo:text-indent="-0.3in" style:auto-text-indent="false" style:writing-mode="lr-tb"/>
    </style:style>
    <style:style style:name="Chapter_20_Heading" style:display-name="Chapter Heading" style:family="paragraph" style:default-outline-level="">
      <style:paragraph-properties fo:margin-left="0in" fo:margin-right="0in" fo:text-indent="0in" style:auto-text-indent="false"/>
    </style:style>
    <style:style style:name="Contents_20_1" style:display-name="Contents 1" style:family="paragraph" style:default-outline-level="" style:class="index">
      <style:paragraph-properties fo:margin-top="0in" fo:margin-bottom="0.0693in" loext:contextual-spacing="false"/>
    </style:style>
    <style:style style:name="Contents_20_2" style:display-name="Contents 2" style:family="paragraph"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default-outline-level="" style:class="index">
      <style:paragraph-properties fo:margin-left="0.3055in" fo:margin-right="0in" fo:margin-top="0in" fo:margin-bottom="0.0693in" loext:contextual-spacing="false" fo:text-indent="0in" style:auto-text-indent="false"/>
    </style:style>
    <style:style style:name="Contents_20_4" style:display-name="Contents 4" style:family="paragraph" style:parent-style-name="Index" style:default-outline-level="" style:class="index">
      <style:paragraph-properties fo:margin-left="2in" fo:margin-right="0in" fo:text-indent="-0.3in" style:auto-text-indent="false"/>
    </style:style>
    <style:style style:name="Contents_20_Header" style:display-name="Contents Header" style:family="paragraph" style:default-outline-level="">
      <style:paragraph-properties fo:margin-top="0.1665in" fo:margin-bottom="0.0835in" loext:contextual-spacing="false" fo:text-align="center" style:justify-single-word="false"/>
      <style:text-properties style:font-name="Liberation Sans1" fo:font-family="'Liberation Sans'" style:font-family-generic="roman" style:font-pitch="variable" fo:font-size="16pt" fo:font-weight="bold" style:font-size-asian="16pt" style:font-weight-asian="bold" style:font-name-complex="Liberation Sans2" style:font-family-complex="'Liberation Sans'" style:font-family-generic-complex="system" style:font-pitch-complex="variable"/>
    </style:style>
    <style:style style:name="Contents_20_Heading" style:display-name="Contents Heading" style:family="paragraph" style:parent-style-name="Heading_20_1" style:default-outline-level="" style:class="index"/>
    <style:style style:name="Heading_20_1" style:display-name="Heading 1" style:family="paragraph" style:default-outline-level="" style:class="text">
      <style:paragraph-properties fo:margin-top="0.3335in" fo:margin-bottom="0.1665in" loext:contextual-spacing="false"/>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Dashed_20_List" style:display-name="Dashed List" style:family="paragraph" style:default-outline-level="">
      <style:paragraph-properties fo:margin-left="0.5in" fo:margin-right="0in" fo:text-align="start" style:justify-single-word="false" fo:orphans="2" fo:widows="2" fo:text-indent="-0.3in" style:auto-text-indent="false" style:writing-mode="lr-tb"/>
    </style:style>
    <style:style style:name="Diamond_20_List" style:display-name="Diamond List" style:family="paragraph" style:default-outline-level="">
      <style:paragraph-properties fo:margin-left="0.5in" fo:margin-right="0in" fo:text-align="start" style:justify-single-word="false" fo:orphans="2" fo:widows="2" fo:text-indent="-0.3in" style:auto-text-indent="false" style:writing-mode="lr-tb"/>
    </style:style>
    <style:style style:name="Endnote" style:family="paragraph" style:parent-style-name="Standard" style:default-outline-level="" style:class="extra">
      <style:paragraph-properties fo:margin-left="0.2in" fo:margin-right="0in" fo:text-indent="-0.2in" style:auto-text-indent="false"/>
    </style:style>
    <style:style style:name="Endnote_20_Symbol" style:display-name="Endnote Symbol" style:family="paragraph" style:default-outline-level=""/>
    <style:style style:name="Footer" style:family="paragraph" style:default-outline-level="" style:class="extra">
      <style:paragraph-properties fo:margin-top="0in" fo:margin-bottom="0in" loext:contextual-spacing="false" fo:line-height="100%"/>
    </style:style>
    <style:style style:name="Footnote" style:family="paragraph" style:parent-style-name="Standard" style:default-outline-level="" style:class="extra">
      <style:paragraph-properties fo:margin-left="0.2in" fo:margin-right="0in" fo:text-indent="-0.2in" style:auto-text-indent="false"/>
      <style:text-properties fo:font-size="10pt" style:font-size-asian="10pt"/>
    </style:style>
    <style:style style:name="Hand_20_List" style:display-name="Hand List" style:family="paragraph" style:default-outline-level="">
      <style:paragraph-properties fo:margin-left="0.5in" fo:margin-right="0in" fo:text-align="start" style:justify-single-word="false" fo:orphans="2" fo:widows="2" fo:text-indent="-0.3in" style:auto-text-indent="false" style:writing-mode="lr-tb"/>
    </style:style>
    <style:style style:name="Header" style:family="paragraph" style:default-outline-level="" style:class="extra">
      <style:paragraph-properties fo:margin-top="0in" fo:margin-bottom="0in" loext:contextual-spacing="false" fo:line-height="100%"/>
    </style:style>
    <style:style style:name="Heading_20_2" style:display-name="Heading 2" style:family="paragraph" style:default-outline-level="" style:class="text">
      <style:paragraph-properties fo:margin-top="0.25in" fo:margin-bottom="0.1665in" loext:contextual-spacing="false"/>
      <style:text-properties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style>
    <style:style style:name="Heading_20_3" style:display-name="Heading 3" style:family="paragraph" style:default-outline-level="" style:class="text">
      <style:paragraph-properties fo:margin-top="0.25in" fo:margin-bottom="0.1665in" loext:contextual-spacing="false" fo:line-height="112%"/>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Heading_20_4" style:display-name="Heading 4" style:family="paragraph" style:default-outline-level="" style:class="text">
      <style:paragraph-properties fo:margin-left="0.5984in" fo:margin-right="0in" fo:margin-top="0.139in" fo:margin-bottom="0.0835in" loext:contextual-spacing="false" fo:text-indent="-0.5984in" style:auto-text-indent="false"/>
      <style:text-properties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Heading_20_5" style:display-name="Heading 5" style:family="paragraph" style:default-outline-level="" style:class="text">
      <style:paragraph-properties fo:margin-top="0.139in" fo:margin-bottom="0in" loext:contextual-spacing="false"/>
      <style:text-properties fo:color="#7f7f7f"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Heading_20_6" style:display-name="Heading 6" style:family="paragraph" style:default-outline-level="" style:class="text">
      <style:paragraph-properties fo:margin-top="0in" fo:margin-bottom="0in" loext:contextual-spacing="false" fo:line-height="112%"/>
      <style:text-properties fo:color="#7f7f7f"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Heading_20_7" style:display-name="Heading 7"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style>
    <style:style style:name="Heading_20_8" style:display-name="Heading 8"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Heading_20_9" style:display-name="Heading 9"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Heart_20_List" style:display-name="Heart List" style:family="paragraph" style:default-outline-level="">
      <style:paragraph-properties fo:margin-left="0.5in" fo:margin-right="0in" fo:text-align="start" style:justify-single-word="false" fo:orphans="2" fo:widows="2" fo:text-indent="-0.3in" style:auto-text-indent="false" style:writing-mode="lr-tb"/>
    </style:style>
    <style:style style:name="Implies_20_List" style:display-name="Implies List" style:family="paragraph" style:default-outline-level="">
      <style:paragraph-properties fo:margin-left="0.5in" fo:margin-right="0in" fo:text-align="start" style:justify-single-word="false" fo:orphans="2" fo:widows="2" fo:text-indent="-0.3in" style:auto-text-indent="false" style:writing-mode="lr-tb"/>
    </style:style>
    <style:style style:name="Intense_20_Quote" style:display-name="Intense Quote" style:family="paragraph" style:default-outline-level="">
      <style:paragraph-properties fo:margin-left="0.7in" fo:margin-right="0.8in" fo:margin-top="0.139in" fo:margin-bottom="0.1945in" loext:contextual-spacing="false" fo:text-align="justify" style:justify-single-word="false" fo:text-indent="0in" style:auto-text-indent="false"/>
      <style:text-properties fo:font-style="italic" fo:font-weight="bold" style:font-style-asian="italic" style:font-weight-asian="bold"/>
    </style:style>
    <style:style style:name="List_20_Paragraph" style:display-name="List Paragraph" style:family="paragraph" style:default-outline-level="">
      <style:paragraph-properties fo:margin-left="0.5in" fo:margin-right="0in" fo:margin-top="0in" fo:margin-bottom="0.139in" loext:contextual-spacing="false" fo:text-indent="0in" style:auto-text-indent="false"/>
    </style:style>
    <style:style style:name="Lower_20_Case_20_List" style:display-name="Lower Case List" style:family="paragraph" style:default-outline-level="">
      <style:paragraph-properties fo:margin-left="0.5in" fo:margin-right="0in" fo:text-indent="-0.3in" style:auto-text-indent="false"/>
    </style:style>
    <style:style style:name="Lower_20_Roman_20_List" style:display-name="Lower Roman List" style:family="paragraph" style:default-outline-level="">
      <style:paragraph-properties fo:margin-left="0.5in" fo:margin-right="0in" fo:text-indent="-0.3in" style:auto-text-indent="false"/>
    </style:style>
    <style:style style:name="No_20_List" style:display-name="No List" style:family="paragraph" style:default-outline-level=""/>
    <style:style style:name="No_20_Spacing" style:display-name="No Spacing" style:family="paragraph" style:default-outline-level="">
      <style:paragraph-properties fo:margin-top="0in" fo:margin-bottom="0in" loext:contextual-spacing="false" fo:line-height="100%"/>
    </style:style>
    <style:style style:name="DocumentMap" style:family="paragraph" style:default-outline-level=""/>
    <style:style style:name="Numbered_20_Heading_20_1" style:display-name="Numbered Heading 1" style:family="paragraph" style:parent-style-name="Heading_20_1" style:default-outline-level="1">
      <style:paragraph-properties fo:margin-left="0in" fo:margin-right="0in" fo:text-indent="0in" style:auto-text-indent="false"/>
    </style:style>
    <style:style style:name="Numbered_20_Heading_20_2" style:display-name="Numbered Heading 2" style:family="paragraph" style:parent-style-name="Heading_20_2" style:default-outline-level="2">
      <style:paragraph-properties fo:margin-left="0in" fo:margin-right="0in" fo:text-indent="0in" style:auto-text-indent="false"/>
    </style:style>
    <style:style style:name="Numbered_20_Heading_20_3" style:display-name="Numbered Heading 3" style:family="paragraph" style:parent-style-name="Heading_20_3" style:default-outline-level="3"/>
    <style:style style:name="Numbered_20_List" style:display-name="Numbered List" style:family="paragraph" style:default-outline-level="">
      <style:paragraph-properties fo:margin-left="0.5in" fo:margin-right="0in" fo:text-align="start" style:justify-single-word="false" fo:orphans="2" fo:widows="2" fo:text-indent="-0.3in" style:auto-text-indent="false" style:writing-mode="lr-tb"/>
    </style:style>
    <style:style style:name="Plain_20_Text" style:display-name="Plain Text" style:family="paragraph"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Quotations" style:family="paragraph" style:default-outline-level="" style:class="html"/>
    <style:style style:name="Quote" style:family="paragraph" style:default-outline-level="">
      <style:paragraph-properties fo:margin-left="0.25in" fo:margin-right="0.25in" fo:margin-top="0.139in" fo:margin-bottom="0in" loext:contextual-spacing="false" fo:text-indent="0in" style:auto-text-indent="false"/>
      <style:text-properties fo:font-style="italic" style:font-style-asian="italic"/>
    </style:style>
    <style:style style:name="Section_20_Heading" style:display-name="Section Heading" style:family="paragraph" style:parent-style-name="Numbered_20_Heading_20_1" style:default-outline-level="" style:list-style-name="">
      <style:paragraph-properties fo:margin-left="0in" fo:margin-right="0in" fo:text-indent="0in" style:auto-text-indent="false"/>
    </style:style>
    <style:style style:name="Square_20_List" style:display-name="Square List" style:family="paragraph" style:default-outline-level="">
      <style:paragraph-properties fo:margin-left="0.5in" fo:margin-right="0in" fo:text-align="start" style:justify-single-word="false" fo:orphans="2" fo:widows="2" fo:text-indent="-0.3in" style:auto-text-indent="false" style:writing-mode="lr-tb"/>
    </style:style>
    <style:style style:name="Star_20_List" style:display-name="Star List" style:family="paragraph" style:default-outline-level="">
      <style:paragraph-properties fo:margin-left="0.5in" fo:margin-right="0in" fo:text-align="start" style:justify-single-word="false" fo:orphans="2" fo:widows="2" fo:text-indent="-0.3in" style:auto-text-indent="false" style:writing-mode="lr-tb"/>
    </style:style>
    <style:style style:name="Subtitle" style:family="paragraph" style:default-outline-level="" style:class="chapter">
      <style:paragraph-properties fo:margin-top="0in" fo:margin-bottom="0.4165in" loext:contextual-spacing="false" fo:text-align="center"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Table_20_Grid" style:display-name="Table Grid" style:family="paragraph" style:parent-style-name="DocumentMap" style:default-outline-level="">
      <style:paragraph-properties fo:margin-top="0in" fo:margin-bottom="0in" loext:contextual-spacing="false" fo:line-height="100%"/>
    </style:style>
    <style:style style:name="Tick_20_List" style:display-name="Tick List" style:family="paragraph" style:default-outline-level="">
      <style:paragraph-properties fo:margin-left="0.5in" fo:margin-right="0in" fo:text-align="start" style:justify-single-word="false" fo:orphans="2" fo:widows="2" fo:text-indent="-0.3in" style:auto-text-indent="false" style:writing-mode="lr-tb"/>
    </style:style>
    <style:style style:name="Title" style:family="paragraph" style:default-outline-level="" style:class="chapter">
      <style:paragraph-properties fo:margin-top="0in" fo:margin-bottom="0.139in" loext:contextual-spacing="false" fo:line-height="100%"/>
      <style:text-properties style:font-name="Times New Roman" fo:font-family="'Times New Roman'" style:font-family-generic="roman" style:font-pitch="variable" fo:font-size="26pt" style:font-size-asian="26pt" style:font-name-complex="Times New Roman1" style:font-family-complex="'Times New Roman'" style:font-family-generic-complex="system" style:font-pitch-complex="variable"/>
    </style:style>
    <style:style style:name="Triangle_20_List" style:display-name="Triangle List" style:family="paragraph" style:default-outline-level="">
      <style:paragraph-properties fo:margin-left="0.5in" fo:margin-right="0in" fo:text-align="start" style:justify-single-word="false" fo:orphans="2" fo:widows="2" fo:text-indent="-0.3in" style:auto-text-indent="false" style:writing-mode="lr-tb"/>
    </style:style>
    <style:style style:name="Upper_20_Case_20_List" style:display-name="Upper Case List" style:family="paragraph" style:parent-style-name="Numbered_20_List" style:default-outline-level="">
      <style:paragraph-properties fo:margin-left="0.5in" fo:margin-right="0in" fo:text-indent="-0.3in" style:auto-text-indent="false"/>
    </style:style>
    <style:style style:name="Upper_20_Roman_20_List" style:display-name="Upper Roman List" style:family="paragraph" style:parent-style-name="Numbered_20_List" style:default-outline-level="">
      <style:paragraph-properties fo:margin-left="0.5in" fo:margin-right="0in" fo:text-indent="-0.3in" style:auto-text-indent="false"/>
    </style:style>
    <style:style style:name="_5f_Normal" style:display-name="_Normal" style:family="paragraph" style:default-outline-level="">
      <style:paragraph-properties fo:margin-top="0in" fo:margin-bottom="0.139in" loext:contextual-spacing="false" fo:line-height="100%" fo:text-align="start" style:justify-single-word="false"/>
      <style:text-properties fo:color="#000000"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style>
    <style:style style:name="caption" style:family="paragraph" style:parent-style-name="_5f_Normal" style:default-outline-level="">
      <style:paragraph-properties fo:line-height="100%"/>
      <style:text-properties fo:color="#4f81bd" fo:font-size="9pt" fo:font-weight="bold" style:font-size-asian="9pt" style:font-weight-asian="bold"/>
    </style:style>
    <style:style style:name="footnote_20_text" style:display-name="footnote text" style:family="paragraph" style:parent-style-name="_5f_Normal" style:default-outline-level="">
      <style:paragraph-properties fo:margin-top="0in" fo:margin-bottom="0in" loext:contextual-spacing="false" fo:line-height="100%"/>
      <style:text-properties fo:font-size="10pt" style:font-size-asian="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Salutation" style:family="paragraph" style:parent-style-name="Standard" style:class="text"/>
    <style:style style:name="Frame_20_contents" style:display-name="Frame contents" style:family="paragraph" style:parent-style-name="Standard" style:class="extra"/>
    <style:style style:name="Table" style:family="paragraph" style:parent-style-name="Caption" style:class="extra"/>
    <style:style style:name="Alaotsikko_20_Char" style:display-name="Alaotsikko Char"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Alatunniste_20_Char" style:display-name="Alatunniste Char" style:family="text"/>
    <style:style style:name="Alaviitteen_20_teksti_20_Char" style:display-name="Alaviitteen teksti Char" style:family="text">
      <style:text-properties fo:font-size="10pt" style:font-size-asian="10pt"/>
    </style:style>
    <style:style style:name="Book_20_Title" style:display-name="Book Title" style:family="text">
      <style:text-properties fo:font-style="italic" style:font-style-asian="italic"/>
    </style:style>
    <style:style style:name="Default_20_Paragraph_20_Font" style:display-name="Default Paragraph Font" style:family="text"/>
    <style:style style:name="Endnote_20_anchor" style:display-name="Endnote anchor" style:family="text">
      <style:text-properties style:text-position="super 58%" fo:font-size="10pt" style:font-size-asian="10pt"/>
    </style:style>
    <style:style style:name="Erottuva_20_lainaus_20_Char" style:display-name="Erottuva lainaus Char" style:family="text" style:parent-style-name="Default_20_Paragraph_20_Font">
      <style:text-properties fo:font-style="italic" fo:font-weight="bold" style:font-style-asian="italic" style:font-weight-asian="bold"/>
    </style:style>
    <style:style style:name="Footnote_20_anchor" style:display-name="Footnote anchor" style:family="text">
      <style:text-properties style:text-position="super 58%" fo:font-size="10pt" style:font-size-asian="10pt"/>
    </style:style>
    <style:style style:name="Intense_20_Emphasis" style:display-name="Intense Emphasis" style:family="text">
      <style:text-properties fo:font-weight="bold" style:font-weight-asian="bold"/>
    </style:style>
    <style:style style:name="Intense_20_Reference" style:display-name="Intense Reference" style:family="text">
      <style:text-properties style:text-underline-style="solid" style:text-underline-width="auto" style:text-underline-color="font-color"/>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ainaus_20_Char" style:display-name="Lainaus Char" style:family="text" style:parent-style-name="Default_20_Paragraph_20_Font">
      <style:text-properties fo:font-style="italic" style:font-style-asian="italic"/>
    </style:style>
    <style:style style:name="ListLabel_20_1" style:display-name="ListLabel 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Otsikko_20_1_20_Char" style:display-name="Otsikko 1 Char" style:family="text" style:parent-style-name="Default_20_Paragraph_20_Font">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Otsikko_20_2_20_Char" style:display-name="Otsikko 2 Char" style:family="text" style:parent-style-name="Default_20_Paragraph_20_Font">
      <style:text-properties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style>
    <style:style style:name="Otsikko_20_3_20_Char" style:display-name="Otsikko 3 Char" style:family="text" style:parent-style-name="Default_20_Paragraph_20_Font">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Otsikko_20_4_20_Char" style:display-name="Otsikko 4 Char" style:family="text" style:parent-style-name="Default_20_Paragraph_20_Font">
      <style:text-properties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Otsikko_20_5_20_Char" style:display-name="Otsikko 5 Char" style:family="text" style:parent-style-name="Default_20_Paragraph_20_Font">
      <style:text-properties fo:color="#7f7f7f"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Otsikko_20_6_20_Char" style:display-name="Otsikko 6 Char" style:family="text" style:parent-style-name="Default_20_Paragraph_20_Font">
      <style:text-properties fo:color="#7f7f7f"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Otsikko_20_7_20_Char" style:display-name="Otsikko 7 Char" style:family="text" style:parent-style-name="Default_20_Paragraph_20_Font">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style>
    <style:style style:name="Otsikko_20_8_20_Char" style:display-name="Otsikko 8 Char" style:family="text" style:parent-style-name="Default_20_Paragraph_20_Fon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Otsikko_20_9_20_Char" style:display-name="Otsikko 9 Char" style:family="text" style:parent-style-name="Default_20_Paragraph_20_Font">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Otsikko_20_Char" style:display-name="Otsikko Char" style:family="text" style:parent-style-name="Default_20_Paragraph_20_Font">
      <style:text-properties style:font-name="Times New Roman" fo:font-family="'Times New Roman'" style:font-family-generic="roman" style:font-pitch="variable" fo:font-size="26pt" style:font-size-asian="26pt" style:font-name-complex="Times New Roman1" style:font-family-complex="'Times New Roman'" style:font-family-generic-complex="system" style:font-pitch-complex="variable"/>
    </style:style>
    <style:style style:name="Seliteteksti_20_Char" style:display-name="Selitetekst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Strong" style:family="text">
      <style:text-properties fo:font-weight="bold" style:font-weight-asian="bold"/>
    </style:style>
    <style:style style:name="Subtle_20_Emphasis" style:display-name="Subtle Emphasis" style:family="text">
      <style:text-properties fo:font-style="italic" style:font-style-asian="italic"/>
    </style:style>
    <style:style style:name="Subtle_20_Reference" style:display-name="Subtle Reference" style:family="text"/>
    <style:style style:name="Ylätunniste_20_Char" style:display-name="Ylätunniste Ch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1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rsid="001fb9e6"/>
    </style:style>
    <style:page-layout style:name="Mpm1">
      <style:page-layout-properties fo:page-width="8.5in" fo:page-height="11in" style:num-format="1" style:print-orientation="portrait" fo:margin-top="0.9839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4839in" fo:margin-left="0in" fo:margin-right="0in" fo:margin-top="0.4445in" style:dynamic-spacing="true"/>
      </style:footer-style>
    </style:page-layout>
    <style:page-layout style:name="Mpm2">
      <style:page-layout-properties fo:page-width="8.2681in" fo:page-height="11.6929in" style:num-format="1" style:print-orientation="portrait" fo:margin-top="0.9839in" fo:margin-bottom="0.5in" fo:margin-left="0.7874in" fo:margin-right="0.7874in" style:writing-mode="lr-tb" style:layout-grid-color="#c0c0c0" style:layout-grid-lines="25931"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4839in" fo:margin-left="0in" fo:margin-right="0in" fo:margin-top="0.4445in" style:dynamic-spacing="tru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2"><text:page-number text:select-page="current">0</text:page-number></text:p>
      </style:footer>
    </style:master-page>
    <style:master-page style:name="Sivu_20_3" style:display-name="Sivu 3" style:page-layout-name="Mpm3">
      <style:footer>
        <text:p text:style-name="MP1"><text:s/><text:page-number text:select-page="current">6</text:page-number></text:p>
      </style:footer>
      <style:footer-first>
        <text:p text:style-name="MP1"/>
      </style:footer-firs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8-03T09:55:33.242412466</dc:date>
    <dc:creator>Tuukka Paukkunen</dc:creator>
    <meta:generator>LibreOffice/4.4.2.2$Linux_X86_64 LibreOffice_project/40m0$Build-2</meta:generator>
    <meta:editing-duration>PT13H37M29S</meta:editing-duration>
    <meta:editing-cycles>177</meta:editing-cycles>
    <meta:document-statistic meta:table-count="2" meta:image-count="0" meta:object-count="0" meta:page-count="6" meta:paragraph-count="81" meta:word-count="929" meta:character-count="8013" meta:non-whitespace-character-count="7077"/>
  </office:meta>
</office:document-meta>
</file>